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62mm"/>
    </style:style>
    <style:style style:name="co2" style:family="table-column">
      <style:table-column-properties fo:break-before="auto" style:column-width="92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raft Articles</text:p>
          </table:table-cell>
          <table:table-cell office:value-type="string" calcext:value-type="string">
            <text:p>China Draft 1923</text:p>
          </table:table-cell>
          <table:table-cell office:value-type="string" calcext:value-type="string">
            <text:p>Draft 1923_1923/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ft 1923_1923/2 (1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ft 1923_1923/2 (2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ft 1923_1923/2 (3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ft 1923_1923/2 (4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ft 1923_1923/3 (1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ft 1923_1923/3 (2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ft 1923_1923/3 (3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ft 1923_1923/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ft 1923_1923/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ft 1923_1923/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ft 1923_1923/7</text:p>
          </table:table-cell>
        </table:table-row>
        <table:table-row table:style-name="ro1">
          <table:table-cell/>
          <table:table-cell office:value-type="string" calcext:value-type="string">
            <text:p>China Draft 1936</text:p>
          </table:table-cell>
          <table:table-cell office:value-type="string" calcext:value-type="string">
            <text:p>Draft 1936_1936/1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ft 1936_1936/1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ft 1936_1936/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ft 1936_1936/1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ft 1936_1936/1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ft 1936_1936/1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ft 1936_1936/1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ft 1936_1936/1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ft 1936_1936/1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ft 1936_1936/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ft 1936_1936/1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ft 1936_1936/1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ft 1936_1936/1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ft 1936_1936/1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ft 1936_1936/1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ft 1936_1936/Introduc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eign Legislation</text:p>
          </table:table-cell>
          <table:table-cell office:value-type="string" calcext:value-type="string">
            <text:p>Austria 1920</text:p>
          </table:table-cell>
          <table:table-cell office:value-type="string" calcext:value-type="string">
            <text:p>Austria 1920_Art.11 (2)</text:p>
          </table:table-cell>
        </table:table-row>
        <table:table-row table:style-name="ro1">
          <table:table-cell/>
          <table:table-cell office:value-type="string" calcext:value-type="string">
            <text:p>Constitutions of Modern Nation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zechoslovakia 1920</text:p>
          </table:table-cell>
          <table:table-cell office:value-type="string" calcext:value-type="string">
            <text:p>Czechoslovakia 1920_Art.1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zechoslovakia 1920_Art.10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Ecuador 1929</text:p>
          </table:table-cell>
          <table:table-cell office:value-type="string" calcext:value-type="string">
            <text:p>Ecuador 1929_Art.151 (14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Estonia 1920</text:p>
          </table:table-cell>
          <table:table-cell office:value-type="string" calcext:value-type="string">
            <text:p>Estonia 1920_Art.18 (3)</text:p>
          </table:table-cell>
        </table:table-row>
        <table:table-row table:style-name="ro1">
          <table:table-cell/>
          <table:table-cell office:value-type="string" calcext:value-type="string">
            <text:p>Far Eastern Republic/Chita 192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Germany 1919</text:p>
          </table:table-cell>
          <table:table-cell office:value-type="string" calcext:value-type="string">
            <text:p>Germany 1919_Art.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rmany 1919_Art.1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rmany 1919_Art.1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rmany 1919_Art.154 (2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rmany 1919_Art.155 (1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rmany 1919_Art.155 (4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rmany 1919_Art.1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rmany 1919_Art.1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rmany 1919_Art.1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rmany 1919_Art.158 (1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rmany 1919_Art.1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rmany 1919_Art.1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rmany 1919_Art.1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rmany 1919_Art.1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rmany 1919_Art.1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rmany 1919_Art.1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rmany 1919_Art.1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rmany 1919_Economic Lif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Honduras 1924</text:p>
          </table:table-cell>
          <table:table-cell office:value-type="string" calcext:value-type="string">
            <text:p>Honduras 1924_Art.1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nduras 1924_Art.1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nduras 1924_Art.17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ithuania 1928</text:p>
          </table:table-cell>
          <table:table-cell office:value-type="string" calcext:value-type="string">
            <text:p>Lithuania 1928_Art.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thuania 1928_Art.98 (2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thuania 1928_Art.99 (2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exico 1917</text:p>
          </table:table-cell>
          <table:table-cell office:value-type="string" calcext:value-type="string">
            <text:p>Mexico 1917_Art.123 (1-3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xico 1917_Art.123 (29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xico 1917_Art.27 (4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Netherlands 1922</text:p>
          </table:table-cell>
          <table:table-cell office:value-type="string" calcext:value-type="string">
            <text:p>Netherlands 1922_Art.19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Peru 1933</text:p>
          </table:table-cell>
          <table:table-cell office:value-type="string" calcext:value-type="string">
            <text:p>Peru 1933_Art.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u 1933_Art.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u 1933_Art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u 1933_Art.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u 1933_Art.4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Poland 1921</text:p>
          </table:table-cell>
          <table:table-cell office:value-type="string" calcext:value-type="string">
            <text:p>Poland 1921_Art.1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and 1921_Art.1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and 1921_Art.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and 1921_Art.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and 1921_Art.99 (2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Portugal 1911</text:p>
          </table:table-cell>
          <table:table-cell office:value-type="string" calcext:value-type="string">
            <text:p>Portugal 1911_Art.2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Portugal 1933</text:p>
          </table:table-cell>
          <table:table-cell office:value-type="string" calcext:value-type="string">
            <text:p>Portugal 1933_Art.4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Romania 1923</text:p>
          </table:table-cell>
          <table:table-cell office:value-type="string" calcext:value-type="string">
            <text:p>Romania 1923_Art.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mania 1923_Art.2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pain 1931</text:p>
          </table:table-cell>
          <table:table-cell office:value-type="string" calcext:value-type="string">
            <text:p>Spain 1931_Art.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in 1931_Art.46 (2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witzerland 1874</text:p>
          </table:table-cell>
          <table:table-cell office:value-type="string" calcext:value-type="string">
            <text:p>Switzerland 1874_Art.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zerland 1874_Art.34 (2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Covenant of the League of Nations 1920</text:p>
          </table:table-cell>
          <table:table-cell office:value-type="string" calcext:value-type="string">
            <text:p>The Covenant of the League of Nations 1920_Art.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Soviet Russia 1918</text:p>
          </table:table-cell>
          <table:table-cell office:value-type="string" calcext:value-type="string">
            <text:p>The Soviet Russia 1918_Art.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 Soviet Russia 1918_Art.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 Soviet Russia 1918_Art.6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Soviet Union 1936</text:p>
          </table:table-cell>
          <table:table-cell office:value-type="string" calcext:value-type="string">
            <text:p>The Soviet Union 1936_Art.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 Soviet Union 1936_Art.1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 Soviet Union 1936_Art.1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 Soviet Union 1936_Art.122 (2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 Soviet Union 1936_Art.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 Soviet Union 1936_Art.1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 Soviet Union 1936_Art.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 Soviet Union 1936_Art.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 Soviet Union 1936_Chapter one</text:p>
          </table:table-cell>
        </table:table-row>
        <table:table-row table:style-name="ro1">
          <table:table-cell/>
          <table:table-cell office:value-type="string" calcext:value-type="string">
            <text:p>Treaty of Versaill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Yugoslavia 1931</text:p>
          </table:table-cell>
          <table:table-cell office:value-type="string" calcext:value-type="string">
            <text:p>Yugoslavia 1931_Art.117 (4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ugoslavia 1931_Art.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ugoslavia 1931_Art.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ugoslavia 1931_Art.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ugoslavia 1931_Art.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ugoslavia 1931_Art.33</text:p>
          </table:table-cell>
        </table:table-row>
        <table:table-row table:style-name="ro1">
          <table:table-cell office:value-type="string" calcext:value-type="string">
            <text:p>Traditional Sources</text:p>
          </table:table-cell>
          <table:table-cell office:value-type="string" calcext:value-type="string">
            <text:p>Ancient Poet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ok of Chan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ok of H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ok of Menc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ok of R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nc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-Qin Scholar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Principle of People's Livelihood</text:p>
          </table:table-cell>
          <table:table-cell office:value-type="string" calcext:value-type="string">
            <text:p>Principle of People's Livelihood_Lecture 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nciple of People's Livelihood_Lecture 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nciple of People's Livelihood_Lecture 3</text:p>
          </table:table-cell>
        </table:table-row>
        <table:table-row table:style-name="ro1">
          <table:table-cell/>
          <table:table-cell office:value-type="string" calcext:value-type="string">
            <text:p>Founding Father's Lectur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undamentals of National Reconstruction</text:p>
          </table:table-cell>
          <table:table-cell office:value-type="string" calcext:value-type="string">
            <text:p>The Fundamentals of National Reconstruc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 International Development of Chi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 Manifesto of the First National Congress of the KM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 Manifesto of the Tongmenghu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 Outline of National Reconstru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6:21:46.602000000</meta:creation-date>
    <dc:date>2019-11-29T16:35:49.908000000</dc:date>
    <meta:editing-duration>PT21S</meta:editing-duration>
    <meta:editing-cycles>1</meta:editing-cycles>
    <meta:document-statistic meta:table-count="1" meta:cell-count="144" meta:object-count="0"/>
    <meta:generator>LibreOffice/5.3.6.1$Windows_x86 LibreOffice_project/686f202eff87ef707079aeb7f485847613344eb7</meta:generator>
  </office:meta>
</office:document-meta>
</file>